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Times New Roman" svg:font-family="'Times New 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3" style:family="table">
      <style:table-properties style:width="13.815cm" fo:margin-left="0cm" fo:margin-right="3.186cm" table:align="margins"/>
    </style:style>
    <style:style style:name="Table13.A" style:family="table-column">
      <style:table-column-properties style:column-width="2.27cm" style:rel-column-width="10771*"/>
    </style:style>
    <style:style style:name="Table13.B" style:family="table-column">
      <style:table-column-properties style:column-width="2.951cm" style:rel-column-width="13996*"/>
    </style:style>
    <style:style style:name="Table13.C" style:family="table-column">
      <style:table-column-properties style:column-width="8.594cm" style:rel-column-width="40768*"/>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P1" style:family="paragraph" style:parent-style-name="Heading_20_1">
      <style:text-properties officeooo:paragraph-rsid="000901dd"/>
    </style:style>
    <style:style style:name="P2" style:family="paragraph" style:parent-style-name="Heading_20_2">
      <style:text-properties officeooo:paragraph-rsid="000901dd"/>
    </style:style>
    <style:style style:name="P3" style:family="paragraph" style:parent-style-name="Preformatted_20_Text">
      <style:paragraph-properties fo:margin-left="0cm" fo:margin-right="0cm" fo:text-indent="0.526cm" style:auto-text-indent="false"/>
      <style:text-properties fo:font-size="12pt" officeooo:paragraph-rsid="000901dd" style:font-size-asian="12pt" style:font-size-complex="12pt"/>
    </style:style>
    <style:style style:name="P4" style:family="paragraph" style:parent-style-name="Preformatted_20_Text">
      <style:paragraph-properties fo:margin-left="0cm" fo:margin-right="0cm" fo:text-indent="0.526cm" style:auto-text-indent="false"/>
      <style:text-properties fo:font-size="12pt" officeooo:paragraph-rsid="00097541" style:font-size-asian="12pt" style:font-size-complex="12pt"/>
    </style:style>
    <style:style style:name="P5" style:family="paragraph" style:parent-style-name="Preformatted_20_Text">
      <style:paragraph-properties fo:margin-left="0cm" fo:margin-right="0cm" fo:text-indent="0cm" style:auto-text-indent="false"/>
      <style:text-properties fo:font-size="12pt" officeooo:paragraph-rsid="000901dd" style:font-size-asian="12pt" style:font-size-complex="12pt"/>
    </style:style>
    <style:style style:name="P6" style:family="paragraph" style:parent-style-name="Standard">
      <style:paragraph-properties fo:margin-left="0cm" fo:margin-right="0cm" fo:text-indent="0cm" style:auto-text-indent="false"/>
      <style:text-properties fo:font-size="12pt" officeooo:paragraph-rsid="000901dd" style:font-size-asian="12pt" style:font-size-complex="12pt"/>
    </style:style>
    <style:style style:name="P7" style:family="paragraph" style:parent-style-name="Table_20_Contents">
      <style:text-properties officeooo:paragraph-rsid="000901dd"/>
    </style:style>
    <style:style style:name="P8" style:family="paragraph" style:parent-style-name="Table_20_Heading">
      <style:text-properties officeooo:paragraph-rsid="000901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Utilities in TAP format</text:h>
      <text:p text:style-name="P3"/>
      <text:p text:style-name="P3"/>
      <text:h text:style-name="Heading_20_2" text:outline-level="2">ARTILLER.TAP<text:tab/><text:tab/></text:h>
      <text:p text:style-name="P4"/>
      <text:p text:style-name="P4">My first (very old) game made for ZX Spectrum</text:p>
      <text:p text:style-name="P4"/>
      <text:p text:style-name="P4"/>
      <text:h text:style-name="Heading_20_2" text:outline-level="2">CANCIONE.TAP<text:tab/><text:tab/></text:h>
      <text:p text:style-name="P4"/>
      <text:p text:style-name="P4">Program in BASIC with songs in PLAY format</text:p>
      <text:p text:style-name="P4"/>
      <text:h text:style-name="Heading_20_2" text:outline-level="2">MEMOEDIT.TZX<text:tab/><text:tab/></text:h>
      <text:p text:style-name="P4"/>
      <text:p text:style-name="P4">Program to manipulate RAM. Includes the source code in GENS format</text:p>
      <text:p text:style-name="P4"/>
      <text:p text:style-name="P4"/>
      <text:h text:style-name="Heading_20_2" text:outline-level="2">THELINER67.TZX<text:tab/></text:h>
      <text:p text:style-name="P4"/>
      <text:p text:style-name="P4">Vectorial painting program. Made in Basic</text:p>
      <text:p text:style-name="P4"/>
      <text:p text:style-name="P4"/>
      <text:h text:style-name="Heading_20_2" text:outline-level="2">THEPAINTER58.TZX<text:tab/></text:h>
      <text:p text:style-name="P4"/>
      <text:p text:style-name="P4">Painting program. Made in Basic</text:p>
      <text:p text:style-name="P3"/>
      <text:p text:style-name="P3"/>
      <text:h text:style-name="P2" text:outline-level="2">SPED52.TAP</text:h>
      <text:p text:style-name="P3"/>
      <text:p text:style-name="P3">This tape includes an assembler/disassembler for ZX Spectrum 128k, with its source code. This assembler (SPED) uses the whole 128k of memory. The SPED uses RAM1, and the object code uses RAM 4; source code uses RAM "48" (5,2,0) and RAMs 6 and 7, having a maximum source code of 74549 bytes (41781+16384+16384).</text:p>
      <text:p text:style-name="P3">Sentences ORG and ENT are a bit different from other assemblers. ORG always indicates to which address the object code is generated; normally, we assemble at 49152, which corresponds to RAM 4. ENT indicates to which address labels are referred (in a relocatable program, ENT is often 0). </text:p>
      <text:p text:style-name="P3">Operator $ always indicates to which address is referred the line where it is situated (indicated with ENT). Operator !, that I have invented, shows where the object code is being generated (indicated with ORG).</text:p>
      <text:p text:style-name="P3"><text:soft-page-break/>To see the listing while assembling, you must write in the source code the LST+ operator, and to make it disappear, LST- .</text:p>
      <text:p text:style-name="P3"/>
      <text:p text:style-name="P3">The assembler can generate a debug info, that consists in a table with each memory address of object code with its corresponding line of source code. This table uses RAM 7; we may see if 3rd block of source code is used, debug info can't be used. The maximum size of the table is 16k (4096 lines). To tell the assembler create debug info, use the operator DPR+ in the source code (and to disable it, DPR-).</text:p>
      <text:p text:style-name="P3">When we go to the disassembler, if there's debug info, the original line of the source code will be shown.</text:p>
      <text:p text:style-name="P3">Label table uses RAM 3, having a maximum of 16k for labels (it means 1260 labels).</text:p>
      <text:p text:style-name="P3">The editor also uses RAM 3, for copying text in a buffer to make the typical actions of Copy/Paste/Move; the maximum is 16k of text. </text:p>
      <text:p text:style-name="P3"/>
      <text:p text:style-name="P3">I don't want to explain all the options, because it has some help screens (sorry, in Spanish) (in the main environment and in the disassembler, key H; in the editor, Extended Mode and H). Also, you have the source code to see the whole program.</text:p>
      <text:p text:style-name="P3"/>
      <text:p text:style-name="P3">Only one more thing, the SPED format. The assembler only recognizes source code with headers of SPED format, which have a size of 34 bytes but they can be read from BASIC. The description of the header is:</text:p>
      <text:p text:style-name="P3"/>
      <text:p text:style-name="P3"/>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8">Offset</text:p>
            </table:table-cell>
            <table:table-cell table:style-name="Table13.A1" office:value-type="string">
              <text:p text:style-name="P8">Length</text:p>
            </table:table-cell>
            <table:table-cell table:style-name="Table13.C1" office:value-type="string">
              <text:p text:style-name="P8">Description</text:p>
            </table:table-cell>
          </table:table-row>
        </table:table-header-rows>
        <table:table-row>
          <table:table-cell table:style-name="Table13.A2" office:value-type="string">
            <text:p text:style-name="P7">0</text:p>
          </table:table-cell>
          <table:table-cell table:style-name="Table13.A2" office:value-type="string">
            <text:p text:style-name="P7">1</text:p>
          </table:table-cell>
          <table:table-cell table:style-name="Table13.C2" office:value-type="string">
            <text:p text:style-name="P5">Byte is 3. Indicates BYTES block</text:p>
          </table:table-cell>
        </table:table-row>
        <table:table-row>
          <table:table-cell table:style-name="Table13.A2" office:value-type="string">
            <text:p text:style-name="P7">1</text:p>
          </table:table-cell>
          <table:table-cell table:style-name="Table13.A2" office:value-type="string">
            <text:p text:style-name="P7">10</text:p>
          </table:table-cell>
          <table:table-cell table:style-name="Table13.C2" office:value-type="string">
            <text:p text:style-name="P5">File Name</text:p>
          </table:table-cell>
        </table:table-row>
        <table:table-row>
          <table:table-cell table:style-name="Table13.A2" office:value-type="string">
            <text:p text:style-name="P7">11</text:p>
          </table:table-cell>
          <table:table-cell table:style-name="Table13.A2" office:value-type="string">
            <text:p text:style-name="P7">2</text:p>
          </table:table-cell>
          <table:table-cell table:style-name="Table13.C2" office:value-type="string">
            <text:p text:style-name="P5">Word which indicates the length of the first text block</text:p>
          </table:table-cell>
        </table:table-row>
        <table:table-row>
          <table:table-cell table:style-name="Table13.A2" office:value-type="string">
            <text:p text:style-name="P7">13</text:p>
          </table:table-cell>
          <table:table-cell table:style-name="Table13.A2" office:value-type="string">
            <text:p text:style-name="P7">4</text:p>
          </table:table-cell>
          <table:table-cell table:style-name="Table13.C2" office:value-type="string">
            <text:p text:style-name="P5">4 Bytes not used</text:p>
          </table:table-cell>
        </table:table-row>
        <table:table-row>
          <table:table-cell table:style-name="Table13.A2" office:value-type="string">
            <text:p text:style-name="P7">17</text:p>
          </table:table-cell>
          <table:table-cell table:style-name="Table13.A2" office:value-type="string">
            <text:p text:style-name="P7">1</text:p>
          </table:table-cell>
          <table:table-cell table:style-name="Table13.C2" office:value-type="string">
            <text:p text:style-name="P6">Checksum byte. It is used to cheat to BASIC and tell the header is 17 bytes length; the header can be read in a real Spectrum and in the emulator</text:p>
          </table:table-cell>
        </table:table-row>
        <table:table-row>
          <table:table-cell table:style-name="Table13.A2" office:value-type="string">
            <text:p text:style-name="P7">18</text:p>
          </table:table-cell>
          <table:table-cell table:style-name="Table13.A2" office:value-type="string">
            <text:p text:style-name="P7">1</text:p>
          </table:table-cell>
          <table:table-cell table:style-name="Table13.C2" office:value-type="string">
            <text:p text:style-name="P5">Recording day of source code</text:p>
          </table:table-cell>
        </table:table-row>
        <table:table-row>
          <table:table-cell table:style-name="Table13.A2" office:value-type="string">
            <text:p text:style-name="P7">19</text:p>
          </table:table-cell>
          <table:table-cell table:style-name="Table13.A2" office:value-type="string">
            <text:p text:style-name="P7">1</text:p>
          </table:table-cell>
          <table:table-cell table:style-name="Table13.C2" office:value-type="string">
            <text:p text:style-name="P5">Recording month of source code</text:p>
          </table:table-cell>
        </table:table-row>
        <table:table-row>
          <table:table-cell table:style-name="Table13.A2" office:value-type="string">
            <text:p text:style-name="P7">20</text:p>
          </table:table-cell>
          <table:table-cell table:style-name="Table13.A2" office:value-type="string">
            <text:p text:style-name="P7">1</text:p>
          </table:table-cell>
          <table:table-cell table:style-name="Table13.C2" office:value-type="string">
            <text:p text:style-name="P6">Recording (Year-1980) of source code. It is <text:s/>ready to year 2000!</text:p>
          </table:table-cell>
        </table:table-row>
        <table:table-row>
          <table:table-cell table:style-name="Table13.A2" office:value-type="string">
            <text:p text:style-name="P7">22</text:p>
          </table:table-cell>
          <table:table-cell table:style-name="Table13.A2" office:value-type="string">
            <text:p text:style-name="P7">2</text:p>
          </table:table-cell>
          <table:table-cell table:style-name="Table13.C2" office:value-type="string">
            <text:p text:style-name="P6">Word which indicates the length of the second text block. If there's not, is 0</text:p>
          </table:table-cell>
        </table:table-row>
        <table:table-row>
          <table:table-cell table:style-name="Table13.A2" office:value-type="string">
            <text:p text:style-name="P7">24</text:p>
          </table:table-cell>
          <table:table-cell table:style-name="Table13.A2" office:value-type="string">
            <text:p text:style-name="P7">2</text:p>
          </table:table-cell>
          <table:table-cell table:style-name="Table13.C2" office:value-type="string">
            <text:p text:style-name="P6">Word which indicates the length of the third text block. It there's not, is 0</text:p>
          </table:table-cell>
        </table:table-row>
        <table:table-row>
          <table:table-cell table:style-name="Table13.A2" office:value-type="string">
            <text:p text:style-name="P7">26</text:p>
          </table:table-cell>
          <table:table-cell table:style-name="Table13.A2" office:value-type="string">
            <text:p text:style-name="P7">9</text:p>
          </table:table-cell>
          <table:table-cell table:style-name="Table13.C2" office:value-type="string">
            <text:p text:style-name="P5">9 Bytes to 255, used in future versions</text:p>
          </table:table-cell>
        </table:table-row>
      </table:table>
      <text:p text:style-name="P3"/>
      <text:p text:style-name="P3"/>
      <text:p text:style-name="P3">After the header comes the text, formed by 1, 2 or 3 blocks with flag 255. </text:p>
      <text:p text:style-name="P3"/>
      <text:p text:style-name="P3"><text:soft-page-break/>Text blocks are saved in ASCII format, setting bit 7 of a character to make a tabulator, and code 13 for line end. Of all the assemblers that I have for the Spectrum (SPED, GENS, TED), this assembler uses the shortest text format.</text:p>
      <text:p text:style-name="P3"/>
      <text:p text:style-name="P3"/>
      <text:h text:style-name="P2" text:outline-level="2">CONVERSO.TAP</text:h>
      <text:p text:style-name="P3"/>
      <text:p text:style-name="P3">This program is a source code converter of formats GENS, TED and SPED. Possible conversions are: GEN-&gt; TED, GEN-&gt;SPED, TED-&gt;SPED. Source code is included, in SPED format. Note: TED is a format of an editor/assembler which appeared in the MICROHOBBY magazine, of Hobby Press.</text:p>
      <text:p text:style-name="P3"/>
      <text:p text:style-name="P3"/>
      <text:h text:style-name="P2" text:outline-level="2">REALDEBU.TAP</text:h>
      <text:p text:style-name="P3"/>
      <text:p text:style-name="P3">It consists on 2 disassemblers, one for 48k and the other for 128k. They are both like MONS. Both source codes are included, in SPED format. They are both named as (R)EAL DEBUG, that's because they control perfectly the R register, and some other disassemblers, like MONS, don't.</text:p>
      <text:p text:style-name="P3"/>
      <text:p text:style-name="P3">The 48k disassembler is relocatable. To run it:</text:p>
      <text:p text:style-name="P3">CLEAR address-1: LOAD "RDEBUG6.CO" CODE address:</text:p>
      <text:p text:style-name="P3">RANDOMIZE USR address</text:p>
      <text:p text:style-name="P3"/>
      <text:p text:style-name="P3">To know the keys of the 48k run the 128k disassembler, it has a help screen: there are only two options that the 48k one doesn't have, RAM selection and Assembly.</text:p>
      <text:p text:style-name="P3"><text:s text:c="5"/></text:p>
      <text:p text:style-name="P3">The 128k disassembler uses RAM 1, plus a block of 256 bytes length placed below address 49152. To run it:</text:p>
      <text:p text:style-name="P3"/>
      <text:p text:style-name="P3">From 128 BASIC: RANDOMIZE USR 0. With this, we go to ROM3. Then:</text:p>
      <text:p text:style-name="P3"/>
      <text:p text:style-name="P3">CLEAR 29999: OUT 32765,17: LOAD "R37DE128.C" CODE 49152: RANDOMIZE</text:p>
      <text:p text:style-name="P3">address: RANDOMIZE USR 49152</text:p>
      <text:p text:style-name="P3"/>
      <text:p text:style-name="P3">CLEAR can be whatever you want, but it must be below 49152. The "address" variable indicates where the 256 bytes block is placed; it can be placed, for example, at 23296. If "address" is other than 23296, then the CLEAR must be below "address".</text:p>
      <text:p text:style-name="P3"/>
      <text:p text:style-name="P3"/>
      <text:p text:style-name="P3"/>
      <text:h text:style-name="P2" text:outline-level="2">CURSORDR.TAP</text:h>
      <text:p text:style-name="P3"/>
      <text:p text:style-name="P3">This is a painting program, the CURSOR DRAW, which also includes the source code in SPED format.</text:p>
      <text:p text:style-name="P3"/>
      <text:p text:style-name="P3"/>
      <text:p text:style-name="P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Times New Roman" svg:font-family="'Times New 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 fo:font-family="'Times New Roman'" fo:font-size="10pt" style:font-name-asian="Times New Roman" style:font-family-asian="'Times New Roman'" style:font-size-asian="10pt" style:font-name-complex="Times New Roman" style:font-family-complex="'Times New Roman'" style:font-size-complex="10pt"/>
    </style:style>
    <style:style style:name="Heading_20_1" style:display-name="Heading 1" style:family="paragraph" style:parent-style-name="Heading" style:next-style-name="Text_20_body" style:default-outline-level="1" style:class="text">
      <style:text-properties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3-25T19:13:40.597029885</meta:creation-date>
    <dc:date>2020-03-25T19:17:09.631664866</dc:date>
    <meta:editing-duration>PT3M27S</meta:editing-duration>
    <meta:editing-cycles>3</meta:editing-cycles>
    <meta:generator>LibreOffice/6.3.4.2$MacOSX_X86_64 LibreOffice_project/60da17e045e08f1793c57c00ba83cdfce946d0aa</meta:generator>
    <meta:document-statistic meta:table-count="1" meta:image-count="0" meta:object-count="0" meta:page-count="3" meta:paragraph-count="76" meta:word-count="874" meta:character-count="4847" meta:non-whitespace-character-count="4031"/>
  </office:meta>
</office:document-meta>
</file>